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belle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itzDu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itz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iceHugh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Lapri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pri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rescent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Rhé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hé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érieCourt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aïsAngél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ngél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tordiSarr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tord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earlaitMarc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earla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leGuim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ineLouin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n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iseGou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ranteDes M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 M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Fo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Gou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ementineRenau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Sic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c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cRoche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che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Lafo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Gir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sGaillo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o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yhewCour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yhew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 RouxG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 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aneVari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ri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niqueHét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t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licienne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lic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omas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pinMir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r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chardDouc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ch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uc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ipDoi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doroGaud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dor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d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Borde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imée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annaDuran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ran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erneyLabrecq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er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ecq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ucDeschên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chên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esLand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lbotMor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nadetteLacroi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roi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Lo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ineChatign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tign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atheChaussé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uss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entBeaudo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do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llardLafo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ienneAust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nevièveDuclo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cl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yBris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s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nevièveGregoi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egoi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itteAy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y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eDufres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res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urtisRhé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hé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oreLacomb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uel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mianeJodo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m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do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Flam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lam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isonTrépa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épa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lineR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Gigu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lusinaDuff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lus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Gau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Tur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éonCinq-Mar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inq-Ma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Trembl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Marc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ianFau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Dup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yleLalon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lo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isonAud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d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erBar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éonoreGoud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d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yalGarcia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ttePaul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ul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avierBonami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ami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Bin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n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yaTur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yordeBrisay 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y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 Bris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etanAu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e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Charp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uthierBouch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ch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ineBélai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lai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Fréch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réch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scalineClou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sca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ou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erBoi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i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tildaGu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Ri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Cor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isabeth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zuraLamour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our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queBeg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brielChar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Marc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mandGuilm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lm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frodille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frod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uiseBellema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ciGigu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ulesPerr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rr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chaimbauMathie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chaimba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tteDub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itBourge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doroSanschagr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dor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nschag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oleLamp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landreRaym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land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othildeRi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othil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bella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b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mareCotu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ma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tu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ndler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queFouq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u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lleGoss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ymondMerc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rc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enéBlan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mforteHenri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mfor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nri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gistillaCharp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gisti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rineDavi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Charles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les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reDavi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délaïdeBienven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délaï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leVien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ien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Ém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Ém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arryEcheverri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Echeverri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llardLagu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u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égoireLangl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g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mileGuéd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é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mileLarocq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rocq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ciPeti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fredLaGran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ra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WyattPi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ctoireCharp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p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Gar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irienneHou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ir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ustaveCroquetaig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quetaig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ralieLess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ss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acharieGriv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ach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iv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Rouss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uss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sPiedal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edal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itaLe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i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acharieBarriento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ach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Patenau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tenau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vrardArco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vr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rdenPaul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rd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ul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risCy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y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onMajo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jo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oletaProvench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ole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rovench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olletteCh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ol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icanHu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ic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ovisDando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ndo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alDuff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rganaGad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d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nabelDu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nab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ëlCam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m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nguyAdl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ngu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gueriteMeti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Lebru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ru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noréHu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nnaHou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B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vorCarr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r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uxQuer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Quer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vorHé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tteDupu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usbertaBeauchamp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usber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champ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érardCail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il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pinLabo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Char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aleChartr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a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ineBord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urnerMor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oretteM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o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belleDen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liador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liad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ulietteR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Gou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tyeGrond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ty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ond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oyPeti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Marti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i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Fongem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gem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elleLauz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uz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osvenorDaigne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osve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igne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mmileGigu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mm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gu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iteeMart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i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therineGamac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ma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uelGoss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Dagen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ge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nielCoupa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Bern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ncentDouff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uff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Létour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étour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zuraLamp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zur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p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netteLand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d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ivilleAug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i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énélopeDuTri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énélop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 Tr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avierGabri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bri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illyHupp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pp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ugèneGalar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ugè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lar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tteJacqu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idneyDupu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slynTrembl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sly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lattLeblan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la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eanor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elleMeti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xterBienven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riceBa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mazdAu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maz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uletteC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exandrinDuham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ham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enapusRossigno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enap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ssigno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Arn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n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rcyJosse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sse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dianeCrot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t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trandFect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ect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rescentAlexand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ainCoupa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nfroiFau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nabelGir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nab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er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érie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Clémen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oéBrun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un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etClic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i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mpesteDeserr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mpe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err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ainLacharit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lineLevass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v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Petr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tr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riceLano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o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éphineTal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gnoliaDub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esBouch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ch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albotMarg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g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ventGaill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ve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nchonÉtoi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nch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gauxAva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v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ctorineLamot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ctor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ot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vienneBl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teAngél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ngél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Aust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nisDro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ro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anvillePou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an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ou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aïs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licienCoulomb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lic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l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eriseDavi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icanBlondlo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ic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ondlo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nouChal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no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éonorePelcha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éon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elcha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natBeaulie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urtlandTherrie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errie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itaLemi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it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Aud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d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guesAuco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co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tordiSauv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tord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uerinLaca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uer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a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lipaBoul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lip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thalieDando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ndo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Boldu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ldu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ancisMar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eanorLespéranc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spér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uxFau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au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smeraudeLo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smerau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setteHervi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i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londelleRobita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bita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Bri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Den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covilleNoë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co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ureneDupon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u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o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Ro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ewittBourge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llySe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unaBellema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thurGar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rleneGu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rl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dineVaill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ZerbinoLajeune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Zerbi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jeune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gnaceMi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sonBeg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rnadetteSaind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ind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nseeGou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ns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rC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ateeDoi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at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i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bySe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abineCorm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m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iacreMar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iac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timerLabe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ti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ngleyMo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ngl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apucineBonnev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ulVadn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cePar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gusteGre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ortunMous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ortu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mandClich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lich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rgesAlla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gnetteCharle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g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le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lodieLo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lod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etLem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Mor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doreBilod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d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lo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ycePar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y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nfroiDen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nfro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Cressac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essac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Brass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Coulomb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lomb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Lagu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u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Court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illyBerg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otPomerl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omerl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mmanuelTh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nstanceVa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neMainv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inv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orusG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or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edvigeMart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edvig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ébastienLeb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b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neLAngel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'Angel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Hé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é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enoîtCor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chelleLabro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vidFonta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élieBarjav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jav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réliePlaisanc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QuennelBerger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Quenn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Brous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ger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rminaAuth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rm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th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ristanSa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aneHou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ou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dmeeChouin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dm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ouin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udeDeschên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chên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ubyFug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ug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lfordFerla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lfor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erla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lieSylva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gernonLaramé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gern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ram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Vadn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n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anckPaq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iePatr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tr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ffreyPlaisanc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Duva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ntalBienvenu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pheliaPrim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phe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rim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Gou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aneBoul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uryLabe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Bat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t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villeSaur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r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enéeHerv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elleDaous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YvetteVois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ois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lliaCharr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ll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ierretteCroquetaig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ier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roquetaig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etteChalifo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if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vienneCh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iettePit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i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t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maineLuss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uss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phineGo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nstanceLaGrand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Grand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reneAlla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talieGuern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ern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WarraneCoutur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Warr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tur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natienLabro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nati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ertMoï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ï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geletteBu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ge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u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cile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rlinPar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guesNad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Na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régoireGaill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binDaous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b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ÉlodieDeslaurier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Élod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laurie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rfaitVernad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rfa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rnad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Béri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i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ndelLaCai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ai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annaHupp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upp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Bon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Bin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n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elLabb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b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rmandHenri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nri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itThébe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i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hébe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élieBeaulie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écileB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gerBord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anetteArco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o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gliadorSarr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gliado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Bér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r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cHerv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Desruiss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ruiss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arlachBria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arla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ymondMarc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bellaMarcheter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b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heter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Vadebon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e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rnellaGod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rn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d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eronCorb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er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illMous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us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arlotLacharit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arl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rit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lmarDuhame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lma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hame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liantVadebon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debon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nèsGaillo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illo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rlandRiv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celinaGou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cel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ou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uthierAss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ss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uonCorbeil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u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rbeil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ympiaSic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c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ertChalo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lo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breyVaill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ewittBoulang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ulang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neBorde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oneLang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lyrianeBret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lyri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unaTrembl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embl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isiLaf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eppinLaframboi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epp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ramboi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gnonetteSarr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gno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rr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rragusDesilet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rragu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ooreBri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maranteDoy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maran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unoGam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rmaineLero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Debl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bl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Vois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ois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inetteD'Aubign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in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'Aubign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ramantSouc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rama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ouc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ealtyRoy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ealt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y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setteJosseaum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sseaum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dréParis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is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gusteMarc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enriDemer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mer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deleineDumon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mon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oussaintDaous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ixieVaillancou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ix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ntonGabria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bria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tineLabo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lerinaBl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leri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offreyLemaît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aît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toileLemel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to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mel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rédéricSacr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Turge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urge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ayetteD'Av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ay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'Av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ilLevass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evass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urnellSég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urnel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ég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unoBaz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z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empesteSavo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empes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theMeti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t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ti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eneyGadb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ene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adb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NoelleVerr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No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rr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rphisaPaque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rphis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e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thenaLabossièr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the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ossièr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urePinneau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inneau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hilipBarriento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iento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trickLapre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pre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aetaneDesilet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aeta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irginiePaimboeuf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imboeuf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dmeeJolicoe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dme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olicoe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FleuretteLaforg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Fleur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rg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GermaineFontain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ayMoth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th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VadenMonrenc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Vade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onrenc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urtlandLafon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urtland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fon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udaDesjardin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ud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jardin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oyalDeserr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serr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lainieLabr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lain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etteBri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osephVallé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londellePaqu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qu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liotDastou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astou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KarelBenoi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Kar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aisiBris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is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emiDupu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tthieuCha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ha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laFor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For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ortenseLabross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ortens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bross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anceSauc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uc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ethenaSanschagri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ethen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anschagri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EugeniaJacque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covilleDufou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co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ufou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'ArcyBarr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arr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saacBeaul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l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inderellaAdl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inder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omervilleDoy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oy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ThéophileCaya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aya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HarcourtBeaujoli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Harcourt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aujoli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hristopheBisaill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isaill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ichèleAuberjon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uberjon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MayhewArchambaul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Mayhew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rchambaul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éonBl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l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riceBélai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élai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mforteVeilleux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omfor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Veilleux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angerSev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ev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BarryBer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er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IgnaceBrun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Brun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ateLachap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at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chap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lbraccaCourcell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lbracc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rcell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triciaSiro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Siro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SibylaAll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Siby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Allard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yleLHiv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'Hiv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mainTru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Tru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DoreneRuais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uais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LealaMeun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Lea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igeRené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laireLambe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ascaldeLaunay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de Launay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AgnèsGuilmette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Agnès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uilmette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RochRochon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Rochon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OlivieParmentier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Olivie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PrunellaCoupart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Prunella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Coupart</text:p>
          </table:table-cell>
          <table:table-cell office:value-type="string" calcext:value-type="string">
            <text:p>"; .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JewelGrimard</text:p>
          </table:table-cell>
          <table:table-cell office:value-type="string" calcext:value-type="string">
            <text:p>rdf:type foaf:Person ;</text:p>
          </table:table-cell>
          <table:table-cell office:value-type="string" calcext:value-type="string">
            <text:p>foaf:firstName "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";</text:p>
            <text:p>  foaf:lastName "</text:p>
          </table:table-cell>
          <table:table-cell office:value-type="string" calcext:value-type="string">
            <text:p>Grimard</text:p>
          </table:table-cell>
          <table:table-cell office:value-type="string" calcext:value-type="string">
            <text:p>";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0:56:15.308471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2:20:45.105480855</meta:creation-date>
    <dc:date>2021-11-28T21:11:51.382914761</dc:date>
    <meta:editing-duration>PT1H11M1S</meta:editing-duration>
    <meta:editing-cycles>9</meta:editing-cycles>
    <meta:generator>LibreOffice/6.4.7.2$Linux_X86_64 LibreOffice_project/40$Build-2</meta:generator>
    <meta:document-statistic meta:table-count="1" meta:cell-count="4000" meta:object-count="0"/>
  </office:meta>
</office:document-meta>
</file>